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F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5pt solid #cccccc" fo:border-right="none" fo:border-top="none" fo:border-bottom="0.05pt solid #cccccc" style:writing-mode="page">
        <style:background-image/>
      </style:table-cell-properties>
    </style:style>
    <style:style style:name="Tabella1.F4" style:family="table-cell" style:data-style-name="N0">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1.F5"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6" style:family="table-row">
      <style:table-row-properties fo:background-color="#eeeeee">
        <style:background-image/>
      </style:table-row-properties>
    </style:style>
    <style:style style:name="Tabella1.8" style:family="table-row">
      <style:table-row-properties fo:background-color="#eeeeee">
        <style:background-image/>
      </style:table-row-properties>
    </style:style>
    <style:style style:name="Tabella1.10" style:family="table-row">
      <style:table-row-properties fo:background-color="#eeeeee">
        <style:background-image/>
      </style:table-row-properties>
    </style:style>
    <style:style style:name="Tabella1.11" style:family="table-row">
      <style:table-row-properties fo:background-color="#eeeeee">
        <style:background-image/>
      </style:table-row-properties>
    </style:style>
    <style:style style:name="Tabella1.12" style:family="table-row">
      <style:table-row-properties fo:background-color="transparent" fo:keep-together="always">
        <style:background-image/>
      </style:table-row-properties>
    </style:style>
    <style:style style:name="Tabella1.13" style:family="table-row">
      <style:table-row-properties fo:background-color="#eeeeee">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796cm" style:rel-column-width="6193*"/>
    </style:style>
    <style:style style:name="Scontri.B" style:family="table-column">
      <style:table-column-properties style:column-width="3.201cm" style:rel-column-width="11042*"/>
    </style:style>
    <style:style style:name="Scontri.C" style:family="table-column">
      <style:table-column-properties style:column-width="4.895cm" style:rel-column-width="16882*"/>
    </style:style>
    <style:style style:name="Scontri.D" style:family="table-column">
      <style:table-column-properties style:column-width="2.499cm" style:rel-column-width="8620*"/>
    </style:style>
    <style:style style:name="Scontri.F" style:family="table-column">
      <style:table-column-properties style:column-width="4.11cm" style:rel-column-width="14178*"/>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paragraph-rsid="001064cf"/>
    </style:style>
    <style:style style:name="P6" style:family="paragraph" style:parent-style-name="Table_20_Contents">
      <style:text-properties officeooo:rsid="0033297c" officeooo:paragraph-rsid="0033297c"/>
    </style:style>
    <style:style style:name="P7" style:family="paragraph" style:parent-style-name="Standard">
      <style:text-properties fo:language="en" fo:country="US"/>
    </style:style>
    <style:style style:name="P8" style:family="paragraph" style:parent-style-name="Standard">
      <style:text-properties officeooo:rsid="00293f2b" officeooo:paragraph-rsid="00325151"/>
    </style:style>
    <style:style style:name="P9" style:family="paragraph" style:parent-style-name="Standard">
      <style:text-properties officeooo:rsid="00293f2b" officeooo:paragraph-rsid="003880b8"/>
    </style:style>
    <style:style style:name="P10" style:family="paragraph" style:parent-style-name="Footnote">
      <style:text-properties officeooo:rsid="00203f48" officeooo:paragraph-rsid="00203f48"/>
    </style:style>
    <style:style style:name="P11" style:family="paragraph" style:parent-style-name="Footnote">
      <style:paragraph-properties fo:margin-left="0cm" fo:margin-right="0cm" fo:text-indent="0cm" style:auto-text-indent="false"/>
      <style:text-properties officeooo:paragraph-rsid="00212033"/>
    </style:style>
    <style:style style:name="P12" style:family="paragraph" style:parent-style-name="Text_20_body">
      <style:text-properties officeooo:rsid="00293f2b" officeooo:paragraph-rsid="00293f2b"/>
    </style:style>
    <style:style style:name="P13" style:family="paragraph" style:parent-style-name="Calcolo">
      <style:text-properties officeooo:paragraph-rsid="00325151"/>
    </style:style>
    <style:style style:name="P14" style:family="paragraph" style:parent-style-name="Heading_20_2">
      <style:paragraph-properties fo:break-before="page"/>
      <style:text-properties officeooo:rsid="001651f7" officeooo:paragraph-rsid="001651f7"/>
    </style:style>
    <style:style style:name="P15" style:family="paragraph" style:parent-style-name="Heading_20_2">
      <style:paragraph-properties fo:break-before="page"/>
      <style:text-properties officeooo:rsid="00293f2b" officeooo:paragraph-rsid="00293f2b"/>
    </style:style>
    <style:style style:name="P16" style:family="paragraph" style:parent-style-name="Heading_20_1">
      <style:paragraph-properties fo:break-before="page"/>
      <style:text-properties fo:language="en" fo:country="US"/>
    </style:style>
    <style:style style:name="T1" style:family="text">
      <style:text-properties officeooo:rsid="0010ff9d"/>
    </style:style>
    <style:style style:name="T2" style:family="text">
      <style:text-properties style:text-position="super 58%"/>
    </style:style>
    <style:style style:name="T3" style:family="text">
      <style:text-properties officeooo:rsid="002b8a39"/>
    </style:style>
    <style:style style:name="T4" style:family="text">
      <style:text-properties officeooo:rsid="002d60f4"/>
    </style:style>
    <style:style style:name="T5" style:family="text">
      <style:text-properties officeooo:rsid="00293f2b"/>
    </style:style>
    <style:style style:name="T6" style:family="text">
      <style:text-properties officeooo:rsid="0033ca6c"/>
    </style:style>
    <style:style style:name="T7" style:family="text">
      <style:text-properties officeooo:rsid="00359a6a"/>
    </style:style>
    <style:style style:name="T8" style:family="text">
      <style:text-properties officeooo:rsid="0035fc74"/>
    </style:style>
    <style:style style:name="T9" style:family="text">
      <style:text-properties officeooo:rsid="003880b8"/>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Fights outcomes</text:h>
      <text:p text:style-name="P7">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6">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8">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10">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11">
          <table:table-cell table:style-name="Tabella1.A2" office:value-type="string">
            <text:p text:style-name="P6">Mps</text:p>
          </table:table-cell>
          <table:table-cell table:style-name="Tabella1.A2" office:value-type="string">
            <text:p text:style-name="P6">32/+6</text:p>
          </table:table-cell>
          <table:table-cell table:style-name="Tabella1.A2" office:value-type="string">
            <text:p text:style-name="P6">20/+4</text:p>
          </table:table-cell>
          <table:table-cell table:style-name="Tabella1.A2" office:value-type="string">
            <text:p text:style-name="P6">25/+5</text:p>
          </table:table-cell>
          <table:table-cell table:style-name="Tabella1.A2" office:value-type="string">
            <text:p text:style-name="P6">5/+1</text:p>
          </table:table-cell>
          <table:table-cell table:style-name="Tabella1.F2" office:value-type="string">
            <text:p text:style-name="P6">28/+5</text:p>
          </table:table-cell>
        </table:table-row>
        <table:table-row table:style-name="Tabella1.12">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13">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7"/>
      <text:p text:style-name="P7">AC= 9 - Bonus Dexterity</text:p>
      <text:p text:style-name="P7">Heen starts with leather armor and with a Club (1d4). </text:p>
      <text:p text:style-name="P7">Calcifer starts with the mail chain and with a Short Sword (1d6)</text:p>
      <text:p text:style-name="P7">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text:span text:style-name="T3">Mud</text:span>-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P5"><text:span text:style-name="T1">2</text:span>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14" text:outline-level="2">Fights in Level 6 – Cal</text:h>
      <table:table table:name="Scontri" table:style-name="Scontri" table:template-name="Team7GrayTable">
        <table:table-column table:style-name="Scontri.A"/>
        <table:table-column table:style-name="Scontri.B"/>
        <table:table-column table:style-name="Scontri.C"/>
        <table:table-column table:style-name="Scontri.D" table:number-columns-repeated="2"/>
        <table:table-column table:style-name="Scontri.F"/>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11"><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11">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2"><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C1" office:value-type="string">
              <text:p text:style-name="P3">Difficulty<text:note text:id="ftn4" text:note-class="footnote"><text:note-citation>4</text:note-citation><text:note-body><text:p text:style-name="P10"><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ext:span text:style-name="T8">the duration d of a battle in terms of turns is </text:span><text:span text:style-name="T8"><draw:frame draw:style-name="fr1" draw:name="Oggetto1" text:anchor-type="as-char" svg:y="-0.619cm" svg:width="4.731cm" svg:height="1.63cm" draw:z-index="3"><draw:object xlink:href="./Object 1" xlink:type="simple" xlink:show="embed" xlink:actuate="onLoad"/><draw:image xlink:href="./ObjectReplacements/Object 1" xlink:type="simple" xlink:show="embed" xlink:actuate="onLoad"/></draw:frame></text:span></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C2" office:value-type="string">
            <text:p text:style-name="P4">0.172 – 0.125 = 0.047</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C3" office:value-type="string">
            <text:p text:style-name="P4">0.255 – 0.057 = 0.198</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C3" office:value-type="string">
            <text:p text:style-name="P4">0.383 – 0.038 = 0.345</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C2" office:value-type="string">
            <text:p text:style-name="P4">0.083 – 0.198 = -0.115</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5</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C3" office:value-type="string">
            <text:p text:style-name="P4">0.245 – 0.219 = 0.026</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C2" office:value-type="string">
            <text:p text:style-name="P4">0.767 – 0.019 = 0.748</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C3" office:value-type="string">
            <text:p text:style-name="P4">0.195 – 0.079 = 0.116 </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C2" office:value-type="string">
            <text:p text:style-name="P4">0.195 – 0.079 = 0.116</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C3" office:value-type="string">
            <text:p text:style-name="P4">0.155 – 0.100 = 0.05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C3" office:value-type="string">
            <text:p text:style-name="P4">0.766 – 0.019 = 0.747</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C2" office:value-type="string">
            <text:p text:style-name="P4">0.409 – 0.042 = 0.367</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C3" office:value-type="string">
            <text:p text:style-name="P4">0.191 – 0.076 = 0.115</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C2" office:value-type="string">
            <text:p text:style-name="P4">0.819 – 0.021 = 0.798</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396 – 0.040 = 0.356</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C2" office:value-type="string">
            <text:p text:style-name="P4">0.198 – 0.081 = 0.117</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261 – 0.040 = 0.221</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C2" office:value-type="string">
            <text:p text:style-name="P4">0.102 – 0.196 = -0.094</text:p>
          </table:table-cell>
        </table:table-row>
      </table:table>
      <text:p text:style-name="Standard"/>
      <text:h text:style-name="P15" text:outline-level="2">Strategy</text:h>
      <text:p text:style-name="P12">Sophie, Calcifer and Heen <text:span text:style-name="T4">at</text:span> level 5 have acquired powerful area spells, such as the fireball. This spell allows you to quickly resolve clashes with many enemies in tight spaces, but consumes a lot of MPs, forcing the player to use <text:span text:style-name="T4">it </text:span>wisely.</text:p>
      <text:p text:style-name="P8">In the nest of rats in the sewers, the rats have a saving throw of 13 on the spells, and are distributed so that they can be hit by 1 to 8 at the same time, suppose it hits an average of 4.5. This means that a level 5 fireball can inflict:</text:p>
      <text:p text:style-name="P13"><draw:frame draw:style-name="fr1" draw:name="Oggetto2" text:anchor-type="as-char" svg:y="-0.66cm" svg:width="13.928cm" svg:height="1.037cm" draw:z-index="4"><draw:object xlink:href="./Object 2" xlink:type="simple" xlink:show="embed" xlink:actuate="onLoad"/><draw:image xlink:href="./ObjectReplacements/Object 2" xlink:type="simple" xlink:show="embed" xlink:actuate="onLoad"/></draw:frame></text:p>
      <text:p text:style-name="Standard">By inflicting <text:span text:style-name="T9">14</text:span>.<text:span text:style-name="T9">375</text:span> per rat we can say that the average damage of <text:span text:style-name="T9">a</text:span> fireballs kills any rat they target. <text:span text:style-name="T9">4</text:span> fireballs <text:span text:style-name="T9">could</text:span> solve the most challenging match of the level.</text:p>
      <text:p text:style-name="P9">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text:span text:style-name="T9">strongest attack is</text:span> mud-spamming magic (1d20) <text:span text:style-name="T9">which </text:span>inflicts the following damage to a level 5 team:</text:p>
      <text:p text:style-name="Standard"><draw:frame draw:style-name="fr1" draw:name="Oggetto3" text:anchor-type="as-char" svg:y="-0.66cm" svg:width="18.288cm" svg:height="1.037cm" draw:z-index="5"><draw:object xlink:href="./Object 3" xlink:type="simple" xlink:show="embed" xlink:actuate="onLoad"/><draw:image xlink:href="./ObjectReplacements/Object 3" xlink:type="simple" xlink:show="embed" xlink:actuate="onLoad"/></draw:frame><text:s/>to the magic users + 17.85 to the fighters, 44.312 total.</text:p>
      <text:p text:style-name="Standard"><text:span text:style-name="T6">I</text:span>n some clashes, like the final one <text:span text:style-name="T6">in the castle </text:span>with the six elite soldiers, it is possible that the damage is focused on a single <text:span text:style-name="T7">weak </text:span>character. <text:span text:style-name="T6">T</text:span>his could <text:span text:style-name="T7">rapidly </text:span>lead to his defeat. <text:span text:style-name="T6">I</text:span>n <text:span text:style-name="T6">just</text:span> one <text:span text:style-name="T6">turn</text:span>, with the rest of the team healthy, you can<text:span text:style-name="T7"> </text:span>completely restore the health of any character just defeated: 1 phoenix tail, 2 healing potions and a cure magic are 3d10 + 3 + 5d6 + 5 = 19.5 + 22.5 = 42 <text:span text:style-name="T7">Hps.</text:span></text:p>
      <text:p text:style-name="Standard"><text:span text:style-name="T7">I</text:span>n the statistics it is estimated that <text:span text:style-name="T7">S</text:span>ophie attacks 75% of the rounds, Markl the 60 and the Wow the 40%, this because they know powerful defensive spells, or they have to save the mana or use a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22:44:27.465000000</dc:date>
    <meta:editing-duration>PT8H43M55S</meta:editing-duration>
    <meta:editing-cycles>173</meta:editing-cycles>
    <meta:generator>LibreOffice/6.1.2.1$Windows_X86_64 LibreOffice_project/65905a128db06ba48db947242809d14d3f9a93fe</meta:generator>
    <dc:creator>Michele Maione</dc:creator>
    <meta:document-statistic meta:table-count="4" meta:image-count="0" meta:object-count="6" meta:page-count="3" meta:paragraph-count="272" meta:word-count="944" meta:character-count="4683" meta:non-whitespace-character-count="3983"/>
    <meta:template xlink:type="simple" xlink:actuate="onRequest" xlink:title="" xlink:href="../MasterGameDesignDocument.odm" meta:date="2018-12-29T17:17:59.410000000"/>
  </office:meta>
</office:document-meta>
</file>

<file path=Object 1/content.xml><?xml version="1.0" encoding="utf-8"?>
<math xmlns="http://www.w3.org/1998/Math/MathML" display="block">
  <semantics>
    <mrow>
      <mi>d</mi>
      <mo stretchy="false">=</mo>
      <mfrac>
        <mn>1</mn>
        <mfrac>
          <mrow>
            <mi mathvariant="italic">DPT</mi>
            <mrow>
              <mo fence="true" stretchy="false">(</mo>
              <mrow>
                <mrow>
                  <mi mathvariant="italic">Team</mi>
                  <mi>,</mi>
                  <mi mathvariant="italic">Enemies</mi>
                </mrow>
              </mrow>
              <mo fence="true" stretchy="false">)</mo>
            </mrow>
          </mrow>
          <msub>
            <mi mathvariant="italic">HP</mi>
            <mi mathvariant="italic">enemies</mi>
          </msub>
        </mfrac>
      </mfrac>
    </mrow>
    <annotation encoding="StarMath 5.0">d=1 over {{DPT(Team,Enemies)}over HP_enemies}</annotation>
  </semantics>
</math>
</file>

<file path=Object 2/content.xml><?xml version="1.0" encoding="utf-8"?>
<math xmlns="http://www.w3.org/1998/Math/MathML" display="block">
  <semantics>
    <mrow>
      <mrow>
        <mo fence="true" stretchy="false">(</mo>
        <mrow>
          <mrow>
            <mrow>
              <mfrac>
                <mrow>
                  <mn>3.5</mn>
                  <mi>×</mi>
                  <mn>5</mn>
                  <mi>×</mi>
                  <mi>P</mi>
                  <mrow>
                    <mo fence="true" stretchy="false">(</mo>
                    <mrow>
                      <mrow>
                        <mn>1</mn>
                        <mi>d</mi>
                        <mrow>
                          <mn>20</mn>
                          <mo stretchy="false">&gt;</mo>
                          <mn>13</mn>
                        </mrow>
                      </mrow>
                    </mrow>
                    <mo fence="true" stretchy="false">)</mo>
                  </mrow>
                </mrow>
                <mn>2</mn>
              </mfrac>
              <mo stretchy="false">+</mo>
              <mn>3.5</mn>
            </mrow>
            <mi>×</mi>
            <mn>5</mn>
            <mi>×</mi>
            <mi>P</mi>
            <mrow>
              <mo fence="true" stretchy="false">(</mo>
              <mrow>
                <mrow>
                  <mn>1</mn>
                  <mi>d</mi>
                  <mrow>
                    <mn>20</mn>
                    <mo stretchy="false">&lt;</mo>
                    <mn>13</mn>
                  </mrow>
                </mrow>
              </mrow>
              <mo fence="true" stretchy="false">)</mo>
            </mrow>
          </mrow>
        </mrow>
        <mo fence="true" stretchy="false">)</mo>
      </mrow>
      <mi>×</mi>
      <mrow>
        <mn>4.5</mn>
        <mo stretchy="false">=</mo>
        <mrow>
          <mo fence="true" stretchy="false">(</mo>
          <mrow>
            <mrow>
              <mn>3</mn>
              <mo stretchy="false">+</mo>
              <mn>11.375</mn>
            </mrow>
          </mrow>
          <mo fence="true" stretchy="false">)</mo>
        </mrow>
      </mrow>
      <mi>×</mi>
      <mrow>
        <mn>4.5</mn>
        <mo stretchy="false">=</mo>
        <mn>64.68</mn>
      </mrow>
    </mrow>
    <annotation encoding="StarMath 5.0">({{3.5 × 5 × P(1d20 &gt; 13) }over 2 + 3.5 × 5 × P(1d20 &lt; 13) } )× 4.5 = ({3 + 11.375}) × 4.5 = 64.68</annotation>
  </semantics>
</math>
</file>

<file path=Object 3/content.xml><?xml version="1.0" encoding="utf-8"?>
<math xmlns="http://www.w3.org/1998/Math/MathML" display="block">
  <semantics>
    <mrow>
      <mrow>
        <mrow>
          <mrow>
            <mo fence="true" stretchy="false">(</mo>
            <mrow>
              <mrow>
                <mrow>
                  <mfrac>
                    <mrow>
                      <mn>10.5</mn>
                      <mi>×</mi>
                      <mi>P</mi>
                      <mrow>
                        <mo fence="true" stretchy="false">(</mo>
                        <mrow>
                          <mrow>
                            <mn>1</mn>
                            <mi>d</mi>
                            <mn>20</mn>
                            <mi>≥</mi>
                            <mn>15</mn>
                          </mrow>
                        </mrow>
                        <mo fence="true" stretchy="false">)</mo>
                      </mrow>
                    </mrow>
                    <mn>2</mn>
                  </mfrac>
                  <mo stretchy="false">+</mo>
                  <mn>10.5</mn>
                </mrow>
                <mi>×</mi>
                <mi>P</mi>
                <mrow>
                  <mo fence="true" stretchy="false">(</mo>
                  <mrow>
                    <mrow>
                      <mn>1</mn>
                      <mi>d</mi>
                      <mrow>
                        <mn>20</mn>
                        <mo stretchy="false">&lt;</mo>
                        <mn>15</mn>
                      </mrow>
                    </mrow>
                  </mrow>
                  <mo fence="true" stretchy="false">)</mo>
                </mrow>
              </mrow>
            </mrow>
            <mo fence="true" stretchy="false">)</mo>
          </mrow>
          <mi>×</mi>
          <mn>3</mn>
        </mrow>
        <mo stretchy="false">+</mo>
        <mrow>
          <mrow>
            <mo fence="true" stretchy="false">(</mo>
            <mrow>
              <mrow>
                <mrow>
                  <mfrac>
                    <mrow>
                      <mn>10.5</mn>
                      <mi>×</mi>
                      <mi>P</mi>
                      <mrow>
                        <mo fence="true" stretchy="false">(</mo>
                        <mrow>
                          <mrow>
                            <mn>1</mn>
                            <mi>d</mi>
                            <mn>20</mn>
                            <mi>≥</mi>
                            <mn>14</mn>
                          </mrow>
                        </mrow>
                        <mo fence="true" stretchy="false">)</mo>
                      </mrow>
                    </mrow>
                    <mn>2</mn>
                  </mfrac>
                  <mo stretchy="false">+</mo>
                  <mn>10.5</mn>
                </mrow>
                <mi>×</mi>
                <mi>P</mi>
                <mrow>
                  <mo fence="true" stretchy="false">(</mo>
                  <mrow>
                    <mrow>
                      <mn>1</mn>
                      <mi>d</mi>
                      <mrow>
                        <mn>20</mn>
                        <mo stretchy="false">&lt;</mo>
                        <mn>14</mn>
                      </mrow>
                    </mrow>
                  </mrow>
                  <mo fence="true" stretchy="false">)</mo>
                </mrow>
              </mrow>
            </mrow>
            <mo fence="true" stretchy="false">)</mo>
          </mrow>
          <mo stretchy="false">×</mo>
          <mn>2</mn>
        </mrow>
      </mrow>
      <mo stretchy="false">=</mo>
      <mn>26.562</mn>
    </mrow>
    <annotation encoding="StarMath 5.0">{({10.5 × P(1d20 ≥  15)} over 2 + 10.5 × P(1d20 &lt; 15)) × 3} + ({10.5 × P(1d20 ≥  14)} over 2 + 10.5 × P(1d20 &lt; 14)) times 2   = 26.562</annotation>
  </semantics>
</math>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